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rnalVariableManager.write( Variable variable , Node reference , Node val , Long i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Var.EVar( String id , ExternalVariableModule engine , Element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ternalVariableManager.read( Variable variable , Node reference , Long i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xternalVariableManager.ExternalVariableManager( QName pid , ExternalVariableConf evconf , Map &lt; QName , ExternalVariableModule &gt; engin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31">
            <text:p text:style-name="Table_20_Contents"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